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18f1c8" officeooo:paragraph-rsid="0018f1c8"/>
    </style:style>
    <style:style style:name="P2" style:family="paragraph" style:parent-style-name="Text_20_body">
      <style:text-properties fo:language="de" fo:country="DE" officeooo:rsid="0018f1c8" officeooo:paragraph-rsid="0018f1c8"/>
    </style:style>
    <style:style style:name="P3" style:family="paragraph" style:parent-style-name="Text_20_body">
      <style:text-properties fo:language="de" fo:country="DE" officeooo:rsid="001af332" officeooo:paragraph-rsid="001af332"/>
    </style:style>
    <style:style style:name="P4" style:family="paragraph" style:parent-style-name="Text_20_body">
      <style:text-properties fo:language="de" fo:country="DE" officeooo:rsid="001c7e52" officeooo:paragraph-rsid="001c7e52"/>
    </style:style>
    <style:style style:name="P5" style:family="paragraph" style:parent-style-name="Text_20_body">
      <style:text-properties fo:language="de" fo:country="DE" officeooo:rsid="001cc0fa" officeooo:paragraph-rsid="001cc0fa"/>
    </style:style>
    <style:style style:name="P6" style:family="paragraph" style:parent-style-name="Text_20_body">
      <style:text-properties fo:language="de" fo:country="DE" officeooo:rsid="001dcf30" officeooo:paragraph-rsid="001dcf30"/>
    </style:style>
    <style:style style:name="P7" style:family="paragraph" style:parent-style-name="Text_20_body">
      <style:text-properties fo:language="de" fo:country="DE" officeooo:rsid="001f0668" officeooo:paragraph-rsid="001f0668"/>
    </style:style>
    <style:style style:name="P8" style:family="paragraph" style:parent-style-name="Text_20_body">
      <style:text-properties fo:language="de" fo:country="DE" officeooo:rsid="0021469c" officeooo:paragraph-rsid="0021469c"/>
    </style:style>
    <style:style style:name="P9" style:family="paragraph" style:parent-style-name="Title">
      <style:text-properties fo:language="de" fo:country="DE"/>
    </style:style>
    <style:style style:name="P10" style:family="paragraph" style:parent-style-name="Heading_20_1">
      <style:text-properties fo:language="de" fo:country="DE"/>
    </style:style>
    <style:style style:name="P11" style:family="paragraph" style:parent-style-name="Heading_20_2">
      <style:text-properties fo:language="de" fo:country="DE"/>
    </style:style>
    <style:style style:name="P12" style:family="paragraph" style:parent-style-name="Heading_20_2">
      <style:text-properties fo:language="de" fo:country="DE" officeooo:paragraph-rsid="001c7e52"/>
    </style:style>
    <style:style style:name="P13" style:family="paragraph" style:parent-style-name="Heading_20_2">
      <style:text-properties fo:language="de" fo:country="DE" officeooo:rsid="001c7e52" officeooo:paragraph-rsid="001c7e52"/>
    </style:style>
    <style:style style:name="P14" style:family="paragraph" style:parent-style-name="Heading_20_2">
      <style:text-properties fo:language="de" fo:country="DE" officeooo:rsid="001cc0fa" officeooo:paragraph-rsid="001cc0fa"/>
    </style:style>
    <style:style style:name="P15" style:family="paragraph" style:parent-style-name="Heading_20_2">
      <style:text-properties fo:language="de" fo:country="DE" officeooo:rsid="001dcf30" officeooo:paragraph-rsid="001dcf3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a2094" style:font-style-asian="normal" style:font-style-complex="normal"/>
    </style:style>
    <style:style style:name="T4" style:family="text">
      <style:text-properties officeooo:rsid="001c6f39"/>
    </style:style>
    <style:style style:name="T5" style:family="text">
      <style:text-properties style:font-name="Liberation Sans" fo:font-size="14.6999998092651pt" fo:font-weight="bold" officeooo:rsid="001c6f39" style:font-name-asian="DejaVu Sans" style:font-size-asian="16.1000003814697pt" style:font-weight-asian="bold" style:font-name-complex="FreeSans" style:font-size-complex="16.1000003814697pt" style:font-weight-complex="600"/>
    </style:style>
    <style:style style:name="T6" style:family="text">
      <style:text-properties officeooo:rsid="001fe67a"/>
    </style:style>
    <style:style style:name="T7" style:family="text">
      <style:text-properties officeooo:rsid="0022be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tundenplanung: Notizen und Gedanken</text:p>
      <text:p text:style-name="P1"/>
      <text:p text:style-name="P2">Die Sammlung der Daten ist sehr mühsam und dauert sehr lang.</text:p>
      <text:p text:style-name="P2">Bevor diese Daten mehr oder weniger vollständig sind, ist es ziemlich sinnlos mit der Stundensetzung anzufangen.</text:p>
      <text:p text:style-name="P2">Wie mit fehlenden Lehrkräften umgegangen werden soll, ist unklar. Einfach eine Ersatzkraft (z.B. <text:span text:style-name="T1">eu1</text:span><text:span text:style-name="T2"> </text:span><text:span text:style-name="T3">für eine fehlende Eurythmielehrkraft</text:span>) einzusetzen, ist nicht unbedingt sinnvoll. Es kann gut sein, dass bei einer Neueinstellung die Verteilung der Klassen und Gruppen neu gedacht wird.</text:p>
      <text:p text:style-name="P2">Es ist nicht selten, dass von einem zum nächsten Jahr die Anzahl und Dauer der Stunden oder die Teilungen in den Fächern neu gedacht wird. Diese Informationen müssen vorhanden sein, bevor man sinnvoll mit der Planung anfangen kann.</text:p>
      <text:p text:style-name="P2">Manchmal kommen Fächer dazu oder werden gestrichen.</text:p>
      <text:p text:style-name="P2"/>
      <text:h text:style-name="P10" text:outline-level="1">Meine Vorgehensweise</text:h>
      <text:p text:style-name="P3">Zuerst bilde ich Tabellen der verschiedenen Datensätze. Wenn deren Struktur geeignet ist, können diese Tabellen auch für die Zeugnisse benutzt werden. So kann man Zeit sparen.</text:p>
      <text:h text:style-name="P13" text:outline-level="2">Tag_Stunden</text:h>
      <text:p text:style-name="P4">Hier werden die Kürzel, Namen und Zeiten der Unterrichtsstunden angegeben.</text:p>
      <text:h text:style-name="P14" text:outline-level="2">Klassen_Tage</text:h>
      <text:p text:style-name="P5">Hier werden die belegbaren Unterrichtsstunden jeder Klasse an jedem Wochentag angegeben.</text:p>
      <text:h text:style-name="P12" text:outline-level="2">Lehr<text:span text:style-name="T5">er</text:span></text:h>
      <text:p text:style-name="P3">Hier brauchen wir Kürzel und Namen. Falls sie Einschränkungen der Verfügbarkeit haben, kann dies hier angegeben werden. Auch kurze Anmerkungen können hier erscheinen.</text:p>
      <text:p text:style-name="P3">Ich habe ein zusätzliches Feld dazugefügt, „Längel“. Diese ist nicht zwingend notwendig, könnte aber, z.B. für Dateinamen nützlich sein (da alphabetisch sortiert und ohne exotische Schriftzeichen).</text:p>
      <text:h text:style-name="P11" text:outline-level="2">R<text:span text:style-name="T4">a</text:span>um<text:span text:style-name="T4">daten</text:span></text:h>
      <text:p text:style-name="P3">Hier brauchen wir Kürzel und Namen. Auch kurze Anmerkungen können hier erscheinen.</text:p>
      <text:p text:style-name="P3">Denkbar wäre auch die Angabe passender Gruppengrößen oder Altersgruppen, usw.</text:p>
      <text:h text:style-name="P15" text:outline-level="2">Fachdaten</text:h>
      <text:p text:style-name="P6">Hier werden Kürzel und Namen der Fächer (und der <text:span text:style-name="T6">f</text:span>achähnlichen Dinge – für Zeugnisse, usw.) angegeben. Diejenigen, die für den Stundenplan relevant sind, sind markiert.</text:p>
      <text:h text:style-name="P11" text:outline-level="2"><text:soft-page-break/>Fachlisten</text:h>
      <text:p text:style-name="P7">Für jede Klasse gibt es eine Fachliste, die die zu setzenden Unterrichtsstunden in den verschiedenen Fächern, <text:span text:style-name="T7">mit den entsprechenden Lehrkräften und ggf. Räumen,</text:span> angibt. Auch Fächer, die nur für Zeugnisse (oder auch Deputate …) relevant sind, können hier angegeben werden.</text:p>
      <text:p text:style-name="P8">Es gibt hier die Möglichkeit besondere Kennzeichen für bestimmte Unterrichtsstunden anzugeben, die <text:span text:style-name="T7">zu festen Zeiten oder </text:span>parallel in mehr als einer Gruppe stattfinden sollen. Siehe auch „Feste Stunden“.</text:p>
      <text:h text:style-name="P11" text:outline-level="2">Feste Stunden</text:h>
      <text:p text:style-name="P8">Hier können „feste“ Unterrichtsstunden angegeben werden. Sie werden durch die Kennzeichen, die in der Fachliste festgelegt sind, identifiziert.</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2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05%" fo:font-weight="bold" style:font-size-asian="115%" style:font-weight-asian="bold" style:font-size-complex="115%" style:font-weight-complex="6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6-19T17:52:56.522961060</meta:creation-date>
    <dc:date>2021-06-21T07:57:31.138115859</dc:date>
    <meta:editing-duration>PT1H13M9S</meta:editing-duration>
    <meta:editing-cycles>12</meta:editing-cycles>
    <meta:generator>LibreOffice/7.1.3.2$Linux_X86_64 LibreOffice_project/47f78053abe362b9384784d31a6e56f8511eb1c1</meta:generator>
    <meta:document-statistic meta:table-count="0" meta:image-count="0" meta:object-count="0" meta:page-count="2" meta:paragraph-count="25" meta:word-count="354" meta:character-count="2510" meta:non-whitespace-character-count="2180"/>
  </office:meta>
</office:document-meta>
</file>